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5.7cm">
          <draw:text-box>
            <text:p><text:span text:style-name="T1">i</text:span></text:p>
          </draw:text-box>
        </draw:frame>
        <draw:frame draw:style-name="gr3" draw:text-style-name="P2" draw:layer="layout" svg:width="15.391cm" svg:height="8.191cm" svg:x="0.109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30T17:05:04.515459577</dc:date>
    <meta:editing-duration>PT7M27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92cm" svg:height="8.192cm" xlink:href="." xlink:type="simple" chart:class="chart:scatter" chart:style-name="ch1">
        <chart:plot-area chart:style-name="ch2" chart:data-source-has-labels="both" svg:x="0.307cm" svg:y="0.163cm" svg:width="14.778cm" svg:height="7.866cm">
          <chartooo:coordinate-region svg:x="0.849cm" svg:y="0.362cm" svg:width="14.142cm" svg:height="7.468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7.34788079488412E-016">
                <text:p>-7.34788079488412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.79717439317883E-016">
                <text:p>9.79717439317883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